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"/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margin-top="0.1665in" fo:margin-bottom="0.0835in" fo:break-before="page" fo:keep-with-next="always"/>
      <style:text-properties style:font-name="Arial" style:font-name-asian="MS Mincho" style:font-name-complex="Tahoma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margin-top="0.1665in" fo:margin-bottom="0.0835in" fo:keep-with-next="always"/>
      <style:text-properties style:font-name="Arial" style:font-name-asian="MS Mincho" style:font-name-complex="Tahoma"/>
    </style:style>
    <style:style style:name="P7" style:family="paragraph" style:parent-style-name="Contents_20_Heading">
      <style:paragraph-properties fo:break-before="page"/>
    </style:style>
    <style:style style:name="T1" style:family="text">
      <style:text-properties style:font-name="Arial" style:font-name-asian="MS Mincho" style:font-name-complex="Tahoma"/>
    </style:style>
    <style:style style:name="T2" style:family="text">
      <style:text-properties fo:font-variant="normal" fo:text-transform="none" fo:color="#006600" style:font-name="Arial" fo:font-size="9pt" fo:letter-spacing="normal" fo:font-style="normal" fo:font-weight="normal" style:font-name-asian="MS Mincho" style:font-name-complex="Tahoma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name-asian="MS Mincho" style:font-size-asian="12pt" style:font-name-complex="Tahoma" style:font-size-complex="12pt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 style:font-name-asian="MS Mincho" style:font-name-complex="Tahoma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AQ is a summary of issues being found and solved using the forums either by Xinco staff and/or users. 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5">OS Related<text:tab/>3</text:p>
          <text:p text:style-name="P4">Linux<text:tab/>3</text:p>
          <text:p text:style-name="P1">Upload/Download Issues<text:tab/>3</text:p>
          <text:p text:style-name="P4">Windows<text:tab/>3</text:p>
          <text:p text:style-name="P5">Non OS Related<text:tab/>4</text:p>
        </text:index-body>
      </text:table-of-content>
      <text:h text:style-name="Heading_20_1" text:outline-level="1"/>
      <text:h text:style-name="P2" text:outline-level="1">OS Related</text:h>
      <text:h text:style-name="Heading_20_2" text:outline-level="2">Linux</text:h>
      <text:h text:style-name="Heading_20_3" text:outline-level="3"><text:span text:style-name="T1">Upload/Download Issues</text:span></text:h>
      <text:p text:style-name="Text_20_body"><text:span text:style-name="T1">Description: All of a sudden, upload/download files stop working. </text:span></text:p>
      <text:p text:style-name="Text_20_body"><text:span text:style-name="T1">Symptoms:</text:span></text:p>
      <text:p text:style-name="Standard"><text:span text:style-name="T1">The following is found in Catalina.out:</text:span></text:p>
      <text:p text:style-name="Text_20_body"><text:span text:style-name="T2">- Exception:<text:line-break/>AxisFault<text:line-break/>faultCode: {http://schemas.xmlsoap.org/soap/envelope/}Server.userException<text:line-break/>faultSubcode:<text:line-break/>faultString: java.io.IOException: Permission denied<text:line-break/>faultActor:<text:line-break/>faultNode<text:line-break/>faultDetail:<text:line-break/>{http://xml.apache.org/axis/}stackTrace:java.io.IOException: Permission denied<text:line-break/>at java.io.UnixFileSystem.createFileExclusively(Native Method)<text:line-break/>at java.io.File.checkAndCreate(File.java:1704)<text:line-break/>at java.io.File.createTempFile(File.java:1793)<text:line-break/>at org.apache.axis.attachments.ManagedMemoryDataSource.flushToDisk(ManagedMemoryDataSource.java:386)</text:span></text:p>
      <text:p text:style-name="Text_20_body"><text:span text:style-name="T1">Solution:</text:span></text:p>
      <text:p text:style-name="Text_20_body"><text:span text:style-name="T4">There are three steps to fixing this problem on a Linux install:<text:line-break/><text:line-break/>1) Add the folder "attachments" to your ../tomcat/temp directory and set permissions for tomcat (which should, for example, be running as user "tomcat" not "root")<text:line-break/><text:line-break/>2) Edit the file ../WEB-INF/server-config.wsdd and set the property:<text:line-break/><text:line-break/>&lt;parameter name="attachments.Directory" value="./attachments"/&gt;<text:line-break/><text:line-break/>..to a full path...<text:line-break/><text:line-break/>&lt;parameter name="attachments.Directory" value="/usr/local/tomcat/temp/attachments"/&gt;<text:line-break/><text:line-break/>3) Next edit the file ../tomcat/conf/catalina.policy and add this to the bottom of that file:<text:line-break/><text:line-break/>// These permissions apply to all files in ${catalina.home}/ temp/- folder<text:line-break/>grant codeBase "file:${catalina.home}/temp/attachments/-" {<text:line-break/>permission java.security.AllPermission;<text:line-break/>};<text:line-break/><text:line-break/>Restart Tomcat and it should all work now...</text:span></text:p>
      <text:p text:style-name="Text_20_body"><text:span text:style-name="T3">Original link: </text:span><text:a xlink:type="simple" xlink:href="http://www.bluecubs.com/viewtopic.php?t=913">http://www.bluecubs.com/viewtopic.php?t=913</text:a><text:span text:style-name="T5"> </text:span></text:p>
      <text:h text:style-name="P6" text:outline-level="2">Windows</text:h>
      <text:h text:style-name="Heading_20_3" text:outline-level="3"><text:span text:style-name="T3"/></text:h>
      <text:h text:style-name="P3" text:outline-level="1">Non OS Related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vier Ortiz</meta:initial-creator>
    <meta:creation-date>2009-01-12T19:46:22.25</meta:creation-date>
    <dc:date>2009-01-12T19:58:44.53</dc:date>
    <dc:creator>Javier Ortiz</dc:creator>
    <meta:editing-duration>PT00H12M26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4" meta:paragraph-count="19" meta:word-count="188" meta:character-count="1760"/>
    <meta:user-defined meta:name="Info 1"/>
    <meta:user-defined meta:name="Info 2"/>
    <meta:user-defined meta:name="Info 3"/>
    <meta:user-defined meta:name="Info 4"/>
  </office:meta>
</office:document-meta>
</file>